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 Light" svg:font-family="'Roboto Light'" style:font-family-generic="roman" style:font-pitch="variable"/>
    <style:font-face style:name="Roboto Light1" svg:font-family="'Roboto Light'" style:font-adornments="Light" style:font-pitch="variable"/>
    <style:font-face style:name="Roboto Light2" svg:font-family="'Roboto Light'" style:font-family-generic="system" style:font-pitch="variable"/>
    <style:font-face style:name="Roboto Slab Light" svg:font-family="'Roboto Slab Light'" style:font-adornments="Light" style:font-pitch="variable"/>
    <style:font-face style:name="Roboto1" svg:font-family="Roboto"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1in" style:rel-column-width="1440*"/>
    </style:style>
    <style:style style:name="Table1.B" style:family="table-column">
      <style:table-column-properties style:column-width="5.5in" style:rel-column-width="7920*"/>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style:text-properties style:font-name="Roboto Light" officeooo:rsid="0002729f" officeooo:paragraph-rsid="0002729f" style:font-name-asian="Roboto Light2" style:font-name-complex="Roboto Light2"/>
    </style:style>
    <style:style style:name="P2" style:family="paragraph" style:parent-style-name="Standard">
      <style:text-properties style:font-name="Roboto" fo:font-size="12pt" officeooo:rsid="0002729f" officeooo:paragraph-rsid="0002729f" style:font-name-asian="Roboto1" style:font-size-asian="12pt" style:font-name-complex="Roboto1" style:font-size-complex="12pt"/>
    </style:style>
    <style:style style:name="P3" style:family="paragraph" style:parent-style-name="Standard" style:master-page-name="Standard">
      <style:paragraph-properties style:page-number="1"/>
      <style:text-properties style:font-name="Roboto Light" style:font-name-asian="Roboto Light2" style:font-name-complex="Roboto Light2"/>
    </style:style>
    <style:style style:name="P4" style:family="paragraph" style:parent-style-name="Standard">
      <style:text-properties style:font-name="Roboto Light" style:font-name-asian="Roboto Light2" style:font-name-complex="Roboto Light2"/>
    </style:style>
    <style:style style:name="P5" style:family="paragraph" style:parent-style-name="Standard">
      <style:paragraph-properties fo:line-height="150%"/>
      <style:text-properties style:font-name="Roboto Slab Light" officeooo:rsid="00027e27" officeooo:paragraph-rsid="00027e27" style:font-name-asian="Roboto Light2" style:font-name-complex="Roboto Light2"/>
    </style:style>
    <style:style style:name="P6" style:family="paragraph" style:parent-style-name="Standard">
      <style:paragraph-properties fo:line-height="150%" fo:text-align="justify" style:justify-single-word="false"/>
      <style:text-properties style:font-name="Roboto Slab Light" officeooo:rsid="00027e27" officeooo:paragraph-rsid="00027e27" style:font-name-asian="Roboto Light2" style:font-name-complex="Roboto Light2"/>
    </style:style>
    <style:style style:name="P7" style:family="paragraph" style:parent-style-name="Standard">
      <style:paragraph-properties fo:line-height="100%"/>
      <style:text-properties style:font-name="Roboto Light1" fo:font-weight="bold" officeooo:rsid="00027e27" officeooo:paragraph-rsid="00027e27" style:font-name-asian="Roboto Light2" style:font-weight-asian="bold" style:font-name-complex="Roboto Light2" style:font-weight-complex="bold"/>
    </style:style>
    <style:style style:name="P8" style:family="paragraph" style:parent-style-name="Standard" style:list-style-name="L2">
      <style:paragraph-properties fo:line-height="100%"/>
      <style:text-properties officeooo:paragraph-rsid="00027e27"/>
    </style:style>
    <style:style style:name="P9" style:family="paragraph" style:parent-style-name="Standard" style:list-style-name="L2">
      <style:paragraph-properties fo:line-height="100%"/>
      <style:text-properties officeooo:rsid="0002b8ac" officeooo:paragraph-rsid="0002b8ac"/>
    </style:style>
    <style:style style:name="P10" style:family="paragraph" style:parent-style-name="Table_20_Contents">
      <style:text-properties style:font-name="Roboto Light" officeooo:rsid="0002b8ac" officeooo:paragraph-rsid="0002b8ac" style:font-name-asian="Roboto Light2" style:font-name-complex="Roboto Light2"/>
    </style:style>
    <style:style style:name="P11" style:family="paragraph" style:parent-style-name="Table_20_Contents">
      <style:text-properties style:font-name="Roboto Light" fo:font-weight="bold" officeooo:rsid="0002b8ac" officeooo:paragraph-rsid="0002b8ac" style:font-name-asian="Roboto Light2" style:font-weight-asian="bold" style:font-name-complex="Roboto Light2" style:font-weight-complex="bold"/>
    </style:style>
    <style:style style:name="T1" style:family="text">
      <style:text-properties officeooo:rsid="0002729f"/>
    </style:style>
    <style:style style:name="T2" style:family="text">
      <style:text-properties style:text-position="super 58%" officeooo:rsid="0002729f"/>
    </style:style>
    <style:style style:name="T3" style:family="text">
      <style:text-properties style:font-name="Roboto Light1" style:font-name-asian="Roboto Light2" style:font-name-complex="Roboto Light2"/>
    </style:style>
    <style:style style:name="T4" style:family="text">
      <style:text-properties style:font-name="Roboto Light1" officeooo:rsid="00027e27" style:font-name-asian="Roboto Light2" style:font-name-complex="Roboto Light2"/>
    </style:style>
    <style:style style:name="T5" style:family="text">
      <style:text-properties officeooo:rsid="0002b8ac"/>
    </style:style>
    <style:style style:name="T6" style:family="text">
      <style:text-properties officeooo:rsid="0003fe50"/>
    </style:style>
    <style:style style:name="T7" style:family="text">
      <style:text-properties officeooo:rsid="000546a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Inquiries, Investigations &amp; Immersion</text:span> | <text:span text:style-name="T1">3</text:span><text:span text:style-name="T2">rd</text:span><text:span text:style-name="T1"> </text:span>Quarter</text:p>
      <text:p text:style-name="P2">Review of Related Literature</text:p>
      <text:p text:style-name="P1">February 8 2022</text:p>
      <text:p text:style-name="P4"/>
      <table:table table:name="Table1" table:style-name="Table1">
        <table:table-column table:style-name="Table1.A"/>
        <table:table-column table:style-name="Table1.B"/>
        <table:table-row table:style-name="TableLine94084323634752">
          <table:table-cell table:style-name="Table1.A1" office:value-type="string">
            <text:p text:style-name="P11">Project Topic</text:p>
          </table:table-cell>
          <table:table-cell table:style-name="Table1.B1" office:value-type="string">
            <text:p text:style-name="P10">The effect of background music on the academic performance and focus of select online SHS students in IPSA</text:p>
          </table:table-cell>
        </table:table-row>
      </table:table>
      <text:p text:style-name="P4"/>
      <text:p text:style-name="P4"/>
      <text:p text:style-name="P6"><text:tab/>It has been found in a study by Fox &amp; Embrey (1972) that “music is effective in raising efficiency in this type of work even when in competition with unfavourable conditions produced by machine noise”, demonstrating how significant an impact music does in a workplace to raise productivity and efficiency. Most of the studies on this topic, such as those of Blood &amp; Ferriss (1993), and Landay &amp; Harms (2019) are conducted in a workplace environment, <text:span text:style-name="T5">which vastly differs from education as the variables that are involved in education are the focus of students, and their academic performance. Some studies have been conducted in a classroom environment, as Cabanac et.al. (2013) did on secondary school students. The COVID-19 pandemic has introduced a new normal for education, though, and that is online classes.</text:span></text:p>
      <text:p text:style-name="P6"><text:tab/></text:p>
      <text:p text:style-name="P6"><text:tab/><text:span text:style-name="T7">Body</text:span></text:p>
      <text:p text:style-name="P6"/>
      <text:p text:style-name="P6"><text:tab/><text:span text:style-name="T7">Conclusion</text:span></text:p>
      <text:p text:style-name="P5"/>
      <text:p text:style-name="P7"><text:span text:style-name="T5">Literature</text:span>:</text:p>
      <text:list xml:id="list1291916733" text:style-name="L2">
        <text:list-item>
          <text:p text:style-name="P8"><text:span text:style-name="T4">Fox &amp; Embrey, 1972, </text:span><text:a xlink:type="simple" xlink:href="https://www.sciencedirect.com/science/article/abs/pii/0003687072901019" text:style-name="Internet_20_link" text:visited-style-name="Visited_20_Internet_20_Link"><text:span text:style-name="T4">Music - an aid to productivity</text:span></text:a></text:p>
        </text:list-item>
        <text:list-item>
          <text:p text:style-name="P9"><text:span text:style-name="T4">B</text:span><text:span text:style-name="T3">lood &amp; Ferriss, 1993, </text:span><text:a xlink:type="simple" xlink:href="https://journals.sagepub.com/doi/abs/10.2466/pr0.1993.72.1.171" text:style-name="Internet_20_link" text:visited-style-name="Visited_20_Internet_20_Link"><text:span text:style-name="T3">Effects of Background Music on Anxiety, Satisfaction with Communication, and Productivity</text:span></text:a></text:p>
        </text:list-item>
        <text:list-item>
          <text:p text:style-name="P9"><text:span text:style-name="T3">Landay &amp; Harms, 2019, </text:span><text:a xlink:type="simple" xlink:href="https://www.sciencedirect.com/science/article/abs/pii/S105348221830367X" text:style-name="Internet_20_link" text:visited-style-name="Visited_20_Internet_20_Link"><text:span text:style-name="T3">Whilst while you work? A review of the effects of music in the workplace</text:span></text:a></text:p>
        </text:list-item>
        <text:list-item>
          <text:p text:style-name="P9"><text:span text:style-name="T3">Cabanac et.al., 2013, </text:span><text:a xlink:type="simple" xlink:href="https://www.sciencedirect.com/science/article/abs/pii/S0166432813005093" text:style-name="Internet_20_link" text:visited-style-name="Visited_20_Internet_20_Link"><text:span text:style-name="T3">Music and academic performance</text:span></text:a></text:p>
        </text:list-item>
        <text:list-item>
          <text:p text:style-name="P9"><text:span text:style-name="T3">Kumar et.al, 2016, </text:span><text:a xlink:type="simple" xlink:href="https://manipal.pure.elsevier.com/en/publications/the-effect-of-listening-to-music-on-concentration-and-academic-pe" text:style-name="Internet_20_link" text:visited-style-name="Visited_20_Internet_20_Link"><text:span text:style-name="T3">The effect of listening to music on concentration and academic performance of the students: Cross-sectional study on medical undergraduate students</text:span></text:a></text:p>
        </text:list-item>
        <text:list-item>
          <text:p text:style-name="P9"><text:span text:style-name="T3">Farmer &amp; Sundberg, 2021, </text:span><text:a xlink:type="simple" xlink:href="https://onlinelibrary.wiley.com/doi/abs/10.1111/flan.12548" text:style-name="Internet_20_link" text:visited-style-name="Visited_20_Internet_20_Link"><text:span text:style-name="T3">A process tracing study of the dynamic patterns of boredom in an online L3 course of German during COVID-19 pandemic</text:span></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 Light" svg:font-family="'Roboto Light'" style:font-family-generic="roman" style:font-pitch="variable"/>
    <style:font-face style:name="Roboto Light1" svg:font-family="'Roboto Light'" style:font-adornments="Light" style:font-pitch="variable"/>
    <style:font-face style:name="Roboto Light2" svg:font-family="'Roboto Light'" style:font-family-generic="system" style:font-pitch="variable"/>
    <style:font-face style:name="Roboto Slab Light" svg:font-family="'Roboto Slab Light'" style:font-adornments="Light"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5.2.0$Linux_X86_64 LibreOffice_project/20$Build-2</meta:generator>
    <dc:title>BAG3 Template</dc:title>
    <meta:creation-date>2022-02-08T09:45:36.957857784</meta:creation-date>
    <meta:editing-duration>PT19M46S</meta:editing-duration>
    <meta:editing-cycles>3</meta:editing-cycles>
    <dc:date>2022-02-08T10:45:53.920440158</dc:date>
    <meta:document-statistic meta:table-count="1" meta:image-count="0" meta:object-count="0" meta:page-count="1" meta:paragraph-count="16" meta:word-count="272" meta:character-count="1682" meta:non-whitespace-character-count="1427"/>
    <meta:template xlink:type="simple" xlink:actuate="onRequest" xlink:title="BAG3 Template" xlink:href="../../../../../../../../.config/libreoffice/4/user/template/BAG3%20Template.ott" meta:date="2022-02-08T09:45:35.200365237"/>
  </office:meta>
</office:document-meta>
</file>